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6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179cm" svg:height="9.1cm" svg:x="34.646cm" svg:y="10.572cm">
            <draw:object draw:notify-on-update-of-ranges="Sheet1.H25:Sheet1.H26 Sheet1.H27:Sheet1.H35 Sheet1.I25:Sheet1.I26 Sheet1.I27:Sheet1.I35 Sheet1.J25:Sheet1.J26 Sheet1.J27:Sheet1.J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084cm" svg:y="20.793cm">
            <draw:object draw:notify-on-update-of-ranges="Sheet1.H37:Sheet1.H38 Sheet1.H39:Sheet1.H47 Sheet1.I37:Sheet1.I38 Sheet1.I39:Sheet1.I47 Sheet1.J37:Sheet1.J38 Sheet1.J39:Sheet1.J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4.701cm" svg:y="0.876cm">
            <draw:object draw:notify-on-update-of-ranges="Sheet1.H16:Sheet1.H17 Sheet1.H18:Sheet1.H22 Sheet1.I16:Sheet1.I17 Sheet1.I18:Sheet1.I22 Sheet1.J16:Sheet1.J17 Sheet1.J18:Sheet1.J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ROSS_keygen_compute_syndrome:</text:p>
          </table:table-cell>
          <table:table-cell table:number-columns-repeated="10"/>
        </table:table-row>
        <table:table-row table:style-name="ro1">
          <table:table-cell office:value-type="float" office:value="403965" calcext:value-type="float">
            <text:p>403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ypair cycles:</text:p>
          </table:table-cell>
          <table:table-cell table:number-columns-repeated="10"/>
        </table:table-row>
        <table:table-row table:style-name="ro1">
          <table:table-cell office:value-type="float" office:value="628831" calcext:value-type="float">
            <text:p>6288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ypair fp_arith cycles: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ypair restr_arith cycles: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ypair csprng cycles:</text:p>
          </table:table-cell>
          <table:table-cell table:number-columns-repeated="10"/>
        </table:table-row>
        <table:table-row table:style-name="ro1">
          <table:table-cell office:value-type="float" office:value="261859" calcext:value-type="float">
            <text:p>2618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ypair hash cycles: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e_seed_tree:</text:p>
          </table:table-cell>
          <table:table-cell table:number-columns-repeated="10"/>
        </table:table-row>
        <table:table-row table:style-name="ro1">
          <table:table-cell office:value-type="float" office:value="5839341" calcext:value-type="float">
            <text:p>5839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_leaves:</text:p>
          </table:table-cell>
          <table:table-cell table:number-columns-repeated="6"/>
          <table:table-cell office:value-type="string" calcext:value-type="string" table:number-columns-spanned="4" table:number-rows-spanned="1">
            <text:p>LightCROSS Keygen</text:p>
          </table:table-cell>
          <table:covered-table-cell table:number-columns-repeated="3"/>
        </table:table-row>
        <table:table-row table:style-name="ro1">
          <table:table-cell office:value-type="float" office:value="20880" calcext:value-type="float">
            <text:p>20880</text:p>
          </table:table-cell>
          <table:table-cell table:number-columns-repeated="7"/>
          <table:table-cell office:value-type="string" calcext:value-type="string">
            <text:p>Subroutine Cycles</text:p>
          </table:table-cell>
          <table:table-cell office:value-type="string" calcext:value-type="string">
            <text:p>Total Cycles</text:p>
          </table:table-cell>
          <table:table-cell office:value-type="string" calcext:value-type="string">
            <text:p>Percentage of Total</text:p>
          </table:table-cell>
        </table:table-row>
        <table:table-row table:style-name="ro1">
          <table:table-cell office:value-type="string" calcext:value-type="string">
            <text:p>seed tree generation cycles:</text:p>
          </table:table-cell>
          <table:table-cell table:number-columns-repeated="6"/>
          <table:table-cell office:value-type="string" calcext:value-type="string">
            <text:p>CROSS_keygen_compute_syndrome:</text:p>
          </table:table-cell>
          <table:table-cell office:value-type="float" office:value="403965" calcext:value-type="float">
            <text:p>403965</text:p>
          </table:table-cell>
          <table:table-cell office:value-type="float" office:value="628831" calcext:value-type="float">
            <text:p>628831</text:p>
          </table:table-cell>
          <table:table-cell table:formula="of:=([.I18]/[.J18])*100" office:value-type="float" office:value="64.2406306304874" calcext:value-type="float">
            <text:p>64.2406306304874</text:p>
          </table:table-cell>
        </table:table-row>
        <table:table-row table:style-name="ro1">
          <table:table-cell office:value-type="float" office:value="6105553" calcext:value-type="float">
            <text:p>6105553</text:p>
          </table:table-cell>
          <table:table-cell table:number-columns-repeated="6"/>
          <table:table-cell office:value-type="string" calcext:value-type="string">
            <text:p>keypair fp_arith cycles:</text:p>
          </table:table-cell>
          <table:table-cell office:value-type="float" office:value="660" calcext:value-type="float">
            <text:p>660</text:p>
          </table:table-cell>
          <table:table-cell office:value-type="float" office:value="628832" calcext:value-type="float">
            <text:p>628832</text:p>
          </table:table-cell>
          <table:table-cell table:formula="of:=([.I19]/[.J19])*100" office:value-type="float" office:value="0.104956490763829" calcext:value-type="float">
            <text:p>0.104956490763829</text:p>
          </table:table-cell>
        </table:table-row>
        <table:table-row table:style-name="ro1">
          <table:table-cell office:value-type="string" calcext:value-type="string">
            <text:p>main commitment computation cycles:</text:p>
          </table:table-cell>
          <table:table-cell table:number-columns-repeated="6"/>
          <table:table-cell office:value-type="string" calcext:value-type="string">
            <text:p>keypair restr_arith cycles:</text:p>
          </table:table-cell>
          <table:table-cell office:value-type="float" office:value="0" calcext:value-type="float">
            <text:p>0</text:p>
          </table:table-cell>
          <table:table-cell office:value-type="float" office:value="628833" calcext:value-type="float">
            <text:p>628833</text:p>
          </table:table-cell>
          <table:table-cell table:formula="of:=([.I20]/[.J20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7118" calcext:value-type="float">
            <text:p>41937118</text:p>
          </table:table-cell>
          <table:table-cell table:number-columns-repeated="6"/>
          <table:table-cell office:value-type="string" calcext:value-type="string">
            <text:p>keypair csprng cycles:</text:p>
          </table:table-cell>
          <table:table-cell office:value-type="float" office:value="264797" calcext:value-type="float">
            <text:p>264797</text:p>
          </table:table-cell>
          <table:table-cell office:value-type="float" office:value="628834" calcext:value-type="float">
            <text:p>628834</text:p>
          </table:table-cell>
          <table:table-cell table:formula="of:=([.I21]/[.J21])*100" office:value-type="float" office:value="42.1092052910625" calcext:value-type="float">
            <text:p>42.1092052910625</text:p>
          </table:table-cell>
        </table:table-row>
        <table:table-row table:style-name="ro1">
          <table:table-cell office:value-type="string" calcext:value-type="string">
            <text:p>tree_root:</text:p>
          </table:table-cell>
          <table:table-cell table:number-columns-repeated="6"/>
          <table:table-cell office:value-type="string" calcext:value-type="string">
            <text:p>keypair hash cycles:</text:p>
          </table:table-cell>
          <table:table-cell office:value-type="float" office:value="0" calcext:value-type="float">
            <text:p>0</text:p>
          </table:table-cell>
          <table:table-cell office:value-type="float" office:value="628835" calcext:value-type="float">
            <text:p>628835</text:p>
          </table:table-cell>
          <table:table-cell table:formula="of:=([.I22]/[.J22]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8558" calcext:value-type="float">
            <text:p>60085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e root cycles:</text:p>
          </table:table-cell>
          <table:table-cell table:number-columns-repeated="10"/>
        </table:table-row>
        <table:table-row table:style-name="ro1">
          <table:table-cell office:value-type="float" office:value="6097666" calcext:value-type="float">
            <text:p>6097666</text:p>
          </table:table-cell>
          <table:table-cell table:number-columns-repeated="6"/>
          <table:table-cell office:value-type="string" calcext:value-type="string" table:number-columns-spanned="4" table:number-rows-spanned="1">
            <text:p>LightCROSS Sig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mputing first response and digest cycles:</text:p>
          </table:table-cell>
          <table:table-cell table:number-columns-repeated="7"/>
          <table:table-cell office:value-type="string" calcext:value-type="string">
            <text:p>Subroutine Cycles</text:p>
          </table:table-cell>
          <table:table-cell office:value-type="string" calcext:value-type="string">
            <text:p>Total Cycles</text:p>
          </table:table-cell>
          <table:table-cell office:value-type="string" calcext:value-type="string">
            <text:p>Percentage of Total</text:p>
          </table:table-cell>
        </table:table-row>
        <table:table-row table:style-name="ro1">
          <table:table-cell office:value-type="float" office:value="7922987" calcext:value-type="float">
            <text:p>7922987</text:p>
          </table:table-cell>
          <table:table-cell table:number-columns-repeated="6"/>
          <table:table-cell office:value-type="string" calcext:value-type="string">
            <text:p>generate_seed_tree:</text:p>
          </table:table-cell>
          <table:table-cell office:value-type="float" office:value="5839341" calcext:value-type="float">
            <text:p>5839341</text:p>
          </table:table-cell>
          <table:table-cell office:value-type="float" office:value="70504844" calcext:value-type="float">
            <text:p>70504844</text:p>
          </table:table-cell>
          <table:table-cell table:formula="of:=([.I27]/[.J27])*100" office:value-type="float" office:value="8.28218412907913" calcext:value-type="float">
            <text:p>8.28218412907913</text:p>
          </table:table-cell>
        </table:table-row>
        <table:table-row table:style-name="ro1">
          <table:table-cell office:value-type="string" calcext:value-type="string">
            <text:p>tree_proof:</text:p>
          </table:table-cell>
          <table:table-cell table:number-columns-repeated="6"/>
          <table:table-cell office:value-type="string" calcext:value-type="string">
            <text:p>seed_leaves:</text:p>
          </table:table-cell>
          <table:table-cell office:value-type="float" office:value="20880" calcext:value-type="float">
            <text:p>20880</text:p>
          </table:table-cell>
          <table:table-cell office:value-type="float" office:value="70504845" calcext:value-type="float">
            <text:p>70504845</text:p>
          </table:table-cell>
          <table:table-cell table:formula="of:=([.I28]/[.J28])*100" office:value-type="float" office:value="0.0296149860339385" calcext:value-type="float">
            <text:p>0.0296149860339385</text:p>
          </table:table-cell>
        </table:table-row>
        <table:table-row table:style-name="ro1">
          <table:table-cell office:value-type="float" office:value="4306042" calcext:value-type="float">
            <text:p>4306042</text:p>
          </table:table-cell>
          <table:table-cell table:number-columns-repeated="6"/>
          <table:table-cell office:value-type="string" calcext:value-type="string">
            <text:p>tree_root:</text:p>
          </table:table-cell>
          <table:table-cell office:value-type="float" office:value="6008558" calcext:value-type="float">
            <text:p>6008558</text:p>
          </table:table-cell>
          <table:table-cell office:value-type="float" office:value="70504846" calcext:value-type="float">
            <text:p>70504846</text:p>
          </table:table-cell>
          <table:table-cell table:formula="of:=([.I29]/[.J29])*100" office:value-type="float" office:value="8.5221915100701" calcext:value-type="float">
            <text:p>8.5221915100701</text:p>
          </table:table-cell>
        </table:table-row>
        <table:table-row table:style-name="ro1">
          <table:table-cell office:value-type="string" calcext:value-type="string">
            <text:p>merkle proof cycles:</text:p>
          </table:table-cell>
          <table:table-cell table:number-columns-repeated="6"/>
          <table:table-cell office:value-type="string" calcext:value-type="string">
            <text:p>tree_proof:</text:p>
          </table:table-cell>
          <table:table-cell office:value-type="float" office:value="4306042" calcext:value-type="float">
            <text:p>4306042</text:p>
          </table:table-cell>
          <table:table-cell office:value-type="float" office:value="70504847" calcext:value-type="float">
            <text:p>70504847</text:p>
          </table:table-cell>
          <table:table-cell table:formula="of:=([.I30]/[.J30])*100" office:value-type="float" office:value="6.10744109550369" calcext:value-type="float">
            <text:p>6.10744109550369</text:p>
          </table:table-cell>
        </table:table-row>
        <table:table-row table:style-name="ro1">
          <table:table-cell office:value-type="float" office:value="4401209" calcext:value-type="float">
            <text:p>4401209</text:p>
          </table:table-cell>
          <table:table-cell table:number-columns-repeated="6"/>
          <table:table-cell office:value-type="string" calcext:value-type="string">
            <text:p>build_response:</text:p>
          </table:table-cell>
          <table:table-cell office:value-type="float" office:value="2146342" calcext:value-type="float">
            <text:p>2146342</text:p>
          </table:table-cell>
          <table:table-cell office:value-type="float" office:value="70504848" calcext:value-type="float">
            <text:p>70504848</text:p>
          </table:table-cell>
          <table:table-cell table:formula="of:=([.I31]/[.J31])*100" office:value-type="float" office:value="3.04424739700169" calcext:value-type="float">
            <text:p>3.04424739700169</text:p>
          </table:table-cell>
        </table:table-row>
        <table:table-row table:style-name="ro1">
          <table:table-cell office:value-type="string" calcext:value-type="string">
            <text:p>build_response:</text:p>
          </table:table-cell>
          <table:table-cell table:number-columns-repeated="6"/>
          <table:table-cell office:value-type="string" calcext:value-type="string">
            <text:p>sign fp_arith cycles:</text:p>
          </table:table-cell>
          <table:table-cell office:value-type="float" office:value="13638122" calcext:value-type="float">
            <text:p>13638122</text:p>
          </table:table-cell>
          <table:table-cell office:value-type="float" office:value="70504849" calcext:value-type="float">
            <text:p>70504849</text:p>
          </table:table-cell>
          <table:table-cell table:formula="of:=([.I32]/[.J32])*100" office:value-type="float" office:value="19.3435234504225" calcext:value-type="float">
            <text:p>19.3435234504225</text:p>
          </table:table-cell>
        </table:table-row>
        <table:table-row table:style-name="ro1">
          <table:table-cell office:value-type="float" office:value="2146342" calcext:value-type="float">
            <text:p>2146342</text:p>
          </table:table-cell>
          <table:table-cell table:number-columns-repeated="6"/>
          <table:table-cell office:value-type="string" calcext:value-type="string">
            <text:p>sign restr_arith cycles:</text:p>
          </table:table-cell>
          <table:table-cell office:value-type="float" office:value="2460642" calcext:value-type="float">
            <text:p>2460642</text:p>
          </table:table-cell>
          <table:table-cell office:value-type="float" office:value="70504850" calcext:value-type="float">
            <text:p>70504850</text:p>
          </table:table-cell>
          <table:table-cell table:formula="of:=([.I33]/[.J33])*100" office:value-type="float" office:value="3.49003224600861" calcext:value-type="float">
            <text:p>3.49003224600861</text:p>
          </table:table-cell>
        </table:table-row>
        <table:table-row table:style-name="ro1">
          <table:table-cell office:value-type="string" calcext:value-type="string">
            <text:p>GGM and response cycles:</text:p>
          </table:table-cell>
          <table:table-cell table:number-columns-repeated="6"/>
          <table:table-cell office:value-type="string" calcext:value-type="string">
            <text:p>sign csprng cycles:</text:p>
          </table:table-cell>
          <table:table-cell office:value-type="float" office:value="20052440" calcext:value-type="float">
            <text:p>20052440</text:p>
          </table:table-cell>
          <table:table-cell office:value-type="float" office:value="70504851" calcext:value-type="float">
            <text:p>70504851</text:p>
          </table:table-cell>
          <table:table-cell table:formula="of:=([.I34]/[.J34])*100" office:value-type="float" office:value="28.4412203069545" calcext:value-type="float">
            <text:p>28.4412203069545</text:p>
          </table:table-cell>
        </table:table-row>
        <table:table-row table:style-name="ro1">
          <table:table-cell office:value-type="float" office:value="2261538" calcext:value-type="float">
            <text:p>2261538</text:p>
          </table:table-cell>
          <table:table-cell table:number-columns-repeated="6"/>
          <table:table-cell office:value-type="string" calcext:value-type="string">
            <text:p>sign hash cycles:</text:p>
          </table:table-cell>
          <table:table-cell office:value-type="float" office:value="22611110" calcext:value-type="float">
            <text:p>22611110</text:p>
          </table:table-cell>
          <table:table-cell office:value-type="float" office:value="70504852" calcext:value-type="float">
            <text:p>70504852</text:p>
          </table:table-cell>
          <table:table-cell table:formula="of:=([.I35]/[.J35])*100" office:value-type="float" office:value="32.0702892901612" calcext:value-type="float">
            <text:p>32.0702892901612</text:p>
          </table:table-cell>
        </table:table-row>
        <table:table-row table:style-name="ro1">
          <table:table-cell office:value-type="string" calcext:value-type="string">
            <text:p>sign cycles:</text:p>
          </table:table-cell>
          <table:table-cell table:number-columns-repeated="10"/>
        </table:table-row>
        <table:table-row table:style-name="ro1">
          <table:table-cell office:value-type="float" office:value="70504844" calcext:value-type="float">
            <text:p>70504844</text:p>
          </table:table-cell>
          <table:table-cell table:number-columns-repeated="6"/>
          <table:table-cell office:value-type="string" calcext:value-type="string" table:number-columns-spanned="4" table:number-rows-spanned="1">
            <text:p>LightCROSS Verif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ign fp_arith cycles:</text:p>
          </table:table-cell>
          <table:table-cell table:number-columns-repeated="7"/>
          <table:table-cell office:value-type="string" calcext:value-type="string">
            <text:p>Subroutine Cycles</text:p>
          </table:table-cell>
          <table:table-cell office:value-type="string" calcext:value-type="string">
            <text:p>Total Cycles</text:p>
          </table:table-cell>
          <table:table-cell office:value-type="string" calcext:value-type="string">
            <text:p>Percentage of Total</text:p>
          </table:table-cell>
        </table:table-row>
        <table:table-row table:style-name="ro1">
          <table:table-cell office:value-type="float" office:value="13638122" calcext:value-type="float">
            <text:p>13638122</text:p>
          </table:table-cell>
          <table:table-cell table:number-columns-repeated="6"/>
          <table:table-cell office:value-type="string" calcext:value-type="string">
            <text:p>label_leaves:</text:p>
          </table:table-cell>
          <table:table-cell office:value-type="float" office:value="1222" calcext:value-type="float">
            <text:p>1222</text:p>
          </table:table-cell>
          <table:table-cell office:value-type="float" office:value="36167748" calcext:value-type="float">
            <text:p>36167748</text:p>
          </table:table-cell>
          <table:table-cell table:formula="of:=([.I39]/[.J39])*100" office:value-type="float" office:value="0.00337870082483432" calcext:value-type="float">
            <text:p>0.00337870082483432</text:p>
          </table:table-cell>
        </table:table-row>
        <table:table-row table:style-name="ro1">
          <table:table-cell office:value-type="string" calcext:value-type="string">
            <text:p>sign restr_arith cycles:</text:p>
          </table:table-cell>
          <table:table-cell table:number-columns-repeated="6"/>
          <table:table-cell office:value-type="string" calcext:value-type="string">
            <text:p>compute_seeds_to_publish:</text:p>
          </table:table-cell>
          <table:table-cell office:value-type="float" office:value="106488" calcext:value-type="float">
            <text:p>106488</text:p>
          </table:table-cell>
          <table:table-cell office:value-type="float" office:value="36167749" calcext:value-type="float">
            <text:p>36167749</text:p>
          </table:table-cell>
          <table:table-cell table:formula="of:=([.I40]/[.J40])*100" office:value-type="float" office:value="0.294428055226771" calcext:value-type="float">
            <text:p>0.294428055226771</text:p>
          </table:table-cell>
        </table:table-row>
        <table:table-row table:style-name="ro1">
          <table:table-cell office:value-type="float" office:value="2460642" calcext:value-type="float">
            <text:p>2460642</text:p>
          </table:table-cell>
          <table:table-cell table:number-columns-repeated="6"/>
          <table:table-cell office:value-type="string" calcext:value-type="string">
            <text:p>rebuild_tree:</text:p>
          </table:table-cell>
          <table:table-cell office:value-type="float" office:value="4562426" calcext:value-type="float">
            <text:p>4562426</text:p>
          </table:table-cell>
          <table:table-cell office:value-type="float" office:value="36167750" calcext:value-type="float">
            <text:p>36167750</text:p>
          </table:table-cell>
          <table:table-cell table:formula="of:=([.I41]/[.J41])*100" office:value-type="float" office:value="12.6146249075489" calcext:value-type="float">
            <text:p>12.6146249075489</text:p>
          </table:table-cell>
        </table:table-row>
        <table:table-row table:style-name="ro1">
          <table:table-cell office:value-type="string" calcext:value-type="string">
            <text:p>sign csprng cycles:</text:p>
          </table:table-cell>
          <table:table-cell table:number-columns-repeated="6"/>
          <table:table-cell office:value-type="string" calcext:value-type="string">
            <text:p>seed_leaves:</text:p>
          </table:table-cell>
          <table:table-cell office:value-type="float" office:value="20883" calcext:value-type="float">
            <text:p>20883</text:p>
          </table:table-cell>
          <table:table-cell office:value-type="float" office:value="36167751" calcext:value-type="float">
            <text:p>36167751</text:p>
          </table:table-cell>
          <table:table-cell table:formula="of:=([.I42]/[.J42])*100" office:value-type="float" office:value="0.057739282710722" calcext:value-type="float">
            <text:p>0.057739282710722</text:p>
          </table:table-cell>
        </table:table-row>
        <table:table-row table:style-name="ro1">
          <table:table-cell office:value-type="float" office:value="18754320" calcext:value-type="float">
            <text:p>18754320</text:p>
          </table:table-cell>
          <table:table-cell table:number-columns-repeated="6"/>
          <table:table-cell office:value-type="string" calcext:value-type="string">
            <text:p>recompute_root:</text:p>
          </table:table-cell>
          <table:table-cell office:value-type="float" office:value="1639514" calcext:value-type="float">
            <text:p>1639514</text:p>
          </table:table-cell>
          <table:table-cell office:value-type="float" office:value="36167752" calcext:value-type="float">
            <text:p>36167752</text:p>
          </table:table-cell>
          <table:table-cell table:formula="of:=([.I43]/[.J43])*100" office:value-type="float" office:value="4.53308239892819" calcext:value-type="float">
            <text:p>4.53308239892819</text:p>
          </table:table-cell>
        </table:table-row>
        <table:table-row table:style-name="ro1">
          <table:table-cell office:value-type="string" calcext:value-type="string">
            <text:p>sign hash cycles:</text:p>
          </table:table-cell>
          <table:table-cell table:number-columns-repeated="6"/>
          <table:table-cell office:value-type="string" calcext:value-type="string">
            <text:p>verify fp_arith cycles:</text:p>
          </table:table-cell>
          <table:table-cell office:value-type="float" office:value="2977408" calcext:value-type="float">
            <text:p>2977408</text:p>
          </table:table-cell>
          <table:table-cell office:value-type="float" office:value="36167753" calcext:value-type="float">
            <text:p>36167753</text:p>
          </table:table-cell>
          <table:table-cell table:formula="of:=([.I44]/[.J44])*100" office:value-type="float" office:value="8.23221724611977" calcext:value-type="float">
            <text:p>8.23221724611977</text:p>
          </table:table-cell>
        </table:table-row>
        <table:table-row table:style-name="ro1">
          <table:table-cell office:value-type="float" office:value="22611110" calcext:value-type="float">
            <text:p>22611110</text:p>
          </table:table-cell>
          <table:table-cell table:number-columns-repeated="6"/>
          <table:table-cell office:value-type="string" calcext:value-type="string">
            <text:p>verify restr_arith cycles:</text:p>
          </table:table-cell>
          <table:table-cell office:value-type="float" office:value="2506978" calcext:value-type="float">
            <text:p>2506978</text:p>
          </table:table-cell>
          <table:table-cell office:value-type="float" office:value="36167754" calcext:value-type="float">
            <text:p>36167754</text:p>
          </table:table-cell>
          <table:table-cell table:formula="of:=([.I45]/[.J45])*100" office:value-type="float" office:value="6.93152801249422" calcext:value-type="float">
            <text:p>6.93152801249422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verify csprng cycles:</text:p>
          </table:table-cell>
          <table:table-cell office:value-type="float" office:value="35808131" calcext:value-type="float">
            <text:p>35808131</text:p>
          </table:table-cell>
          <table:table-cell office:value-type="float" office:value="36167755" calcext:value-type="float">
            <text:p>36167755</text:p>
          </table:table-cell>
          <table:table-cell table:formula="of:=([.I46]/[.J46])*100" office:value-type="float" office:value="99.0056778475745" calcext:value-type="float">
            <text:p>99.0056778475745</text:p>
          </table:table-cell>
        </table:table-row>
        <table:table-row table:style-name="ro1">
          <table:table-cell office:value-type="string" calcext:value-type="string">
            <text:p>label_leaves:</text:p>
          </table:table-cell>
          <table:table-cell table:number-columns-repeated="6"/>
          <table:table-cell office:value-type="string" calcext:value-type="string">
            <text:p>verify hash cycles:</text:p>
          </table:table-cell>
          <table:table-cell office:value-type="float" office:value="30129476" calcext:value-type="float">
            <text:p>30129476</text:p>
          </table:table-cell>
          <table:table-cell office:value-type="float" office:value="36167756" calcext:value-type="float">
            <text:p>36167756</text:p>
          </table:table-cell>
          <table:table-cell table:formula="of:=([.I47]/[.J47])*100" office:value-type="float" office:value="83.3047977872888" calcext:value-type="float">
            <text:p>83.304797787288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ute_seeds_to_publish:</text:p>
          </table:table-cell>
          <table:table-cell table:number-columns-repeated="10"/>
        </table:table-row>
        <table:table-row table:style-name="ro1">
          <table:table-cell office:value-type="float" office:value="106488" calcext:value-type="float">
            <text:p>1064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build_tree:</text:p>
          </table:table-cell>
          <table:table-cell table:number-columns-repeated="10"/>
        </table:table-row>
        <table:table-row table:style-name="ro1">
          <table:table-cell office:value-type="float" office:value="4562426" calcext:value-type="float">
            <text:p>4562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_leaves:</text:p>
          </table:table-cell>
          <table:table-cell table:number-columns-repeated="10"/>
        </table:table-row>
        <table:table-row table:style-name="ro1">
          <table:table-cell office:value-type="float" office:value="20883" calcext:value-type="float">
            <text:p>20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ompute_root:</text:p>
          </table:table-cell>
          <table:table-cell table:number-columns-repeated="10"/>
        </table:table-row>
        <table:table-row table:style-name="ro1">
          <table:table-cell office:value-type="float" office:value="1639514" calcext:value-type="float">
            <text:p>1639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ify cycles:</text:p>
          </table:table-cell>
          <table:table-cell table:number-columns-repeated="10"/>
        </table:table-row>
        <table:table-row table:style-name="ro1">
          <table:table-cell office:value-type="float" office:value="36167748" calcext:value-type="float">
            <text:p>36167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ify fp_arith cycles:</text:p>
          </table:table-cell>
          <table:table-cell table:number-columns-repeated="10"/>
        </table:table-row>
        <table:table-row table:style-name="ro1">
          <table:table-cell office:value-type="float" office:value="2977408" calcext:value-type="float">
            <text:p>2977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ify restr_arith cycles:</text:p>
          </table:table-cell>
          <table:table-cell table:number-columns-repeated="10"/>
        </table:table-row>
        <table:table-row table:style-name="ro1">
          <table:table-cell office:value-type="float" office:value="2506978" calcext:value-type="float">
            <text:p>25069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ify csprng cycles:</text:p>
          </table:table-cell>
          <table:table-cell table:number-columns-repeated="10"/>
        </table:table-row>
        <table:table-row table:style-name="ro1">
          <table:table-cell office:value-type="float" office:value="33564879" calcext:value-type="float">
            <text:p>335648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ify hash cycles:</text:p>
          </table:table-cell>
          <table:table-cell table:number-columns-repeated="10"/>
        </table:table-row>
        <table:table-row table:style-name="ro1">
          <table:table-cell office:value-type="float" office:value="30129476" calcext:value-type="float">
            <text:p>3012947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4:53:11.718613672</meta:creation-date>
    <dc:date>2025-06-09T15:54:39.865220425</dc:date>
    <meta:editing-duration>PT27M24S</meta:editing-duration>
    <meta:editing-cycles>6</meta:editing-cycles>
    <meta:generator>LibreOffice/24.8.7.2$Linux_X86_64 LibreOffice_project/480$Build-2</meta:generator>
    <meta:document-statistic meta:table-count="1" meta:cell-count="17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8cm" svg:height="9.101cm" xlink:href=".." xlink:type="simple" chart:class="chart:bar" chart:style-name="ch1">
        <chart:title svg:x="5.332cm" svg:y="0.318cm" chart:style-name="ch2">
          <text:p>Profiling LightCROSS Sign</text:p>
        </chart:title>
        <chart:plot-area chart:style-name="ch3" table:cell-range-address="Sheet1.H25:Sheet1.J35" chart:data-source-has-labels="both" svg:x="0.323cm" svg:y="1.279cm" svg:width="15.534cm" svg:height="7.64cm">
          <chart:coordinate-region svg:x="1.914cm" svg:y="1.478cm" svg:width="13.921cm" svg:height="4.491cm"/>
          <chart:axis chart:dimension="x" chart:name="primary-x" chart:style-name="ch4" chartooo:axis-type="auto">
            <chartooo:date-scale/>
            <chart:categories table:cell-range-address="Sheet1.H27:Sheet1.H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7:Sheet1.I35" chart:label-cell-address="Sheet1.I25:Sheet1.I26" chart:class="chart:bar">
            <chart:data-point chart:repeated="9"/>
          </chart:series>
          <chart:series chart:style-name="ch8" chart:values-cell-range-address="Sheet1.J27:Sheet1.J35" chart:label-cell-address="Sheet1.J25:Sheet1.J26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routine Cycles</text:p>
                <text:list>
                  <text:list-item>
                    <text:p/>
                  </text:list-item>
                  <text:list-item>
                    <text:p>Subroutine Cycles</text:p>
                  </text:list-item>
                </text:list>
                <draw:g>
                  <svg:desc>Sheet1.I25:Sheet1.I26</svg:desc>
                </draw:g>
              </table:table-cell>
              <table:table-cell office:value-type="string">
                <text:p>Total Cycles</text:p>
                <text:list>
                  <text:list-item>
                    <text:p/>
                  </text:list-item>
                  <text:list-item>
                    <text:p>Total Cycles</text:p>
                  </text:list-item>
                </text:list>
                <draw:g>
                  <svg:desc>Sheet1.J25:Sheet1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erate_seed_tree:</text:p>
                <draw:g>
                  <svg:desc>Sheet1.H27:Sheet1.H35</svg:desc>
                </draw:g>
              </table:table-cell>
              <table:table-cell office:value-type="float" office:value="5839341">
                <text:p>5839341</text:p>
                <draw:g>
                  <svg:desc>Sheet1.I27:Sheet1.I35</svg:desc>
                </draw:g>
              </table:table-cell>
              <table:table-cell office:value-type="float" office:value="70504844">
                <text:p>70504844</text:p>
                <draw:g>
                  <svg:desc>Sheet1.J27:Sheet1.J35</svg:desc>
                </draw:g>
              </table:table-cell>
            </table:table-row>
            <table:table-row>
              <table:table-cell office:value-type="string">
                <text:p>seed_leaves:</text:p>
              </table:table-cell>
              <table:table-cell office:value-type="float" office:value="20880">
                <text:p>20880</text:p>
              </table:table-cell>
              <table:table-cell office:value-type="float" office:value="70504845">
                <text:p>70504845</text:p>
              </table:table-cell>
            </table:table-row>
            <table:table-row>
              <table:table-cell office:value-type="string">
                <text:p>tree_root:</text:p>
              </table:table-cell>
              <table:table-cell office:value-type="float" office:value="6008558">
                <text:p>6008558</text:p>
              </table:table-cell>
              <table:table-cell office:value-type="float" office:value="70504846">
                <text:p>70504846</text:p>
              </table:table-cell>
            </table:table-row>
            <table:table-row>
              <table:table-cell office:value-type="string">
                <text:p>tree_proof:</text:p>
              </table:table-cell>
              <table:table-cell office:value-type="float" office:value="4306042">
                <text:p>4306042</text:p>
              </table:table-cell>
              <table:table-cell office:value-type="float" office:value="70504847">
                <text:p>70504847</text:p>
              </table:table-cell>
            </table:table-row>
            <table:table-row>
              <table:table-cell office:value-type="string">
                <text:p>build_response:</text:p>
              </table:table-cell>
              <table:table-cell office:value-type="float" office:value="2146342">
                <text:p>2146342</text:p>
              </table:table-cell>
              <table:table-cell office:value-type="float" office:value="70504848">
                <text:p>70504848</text:p>
              </table:table-cell>
            </table:table-row>
            <table:table-row>
              <table:table-cell office:value-type="string">
                <text:p>sign fp_arith cycles:</text:p>
              </table:table-cell>
              <table:table-cell office:value-type="float" office:value="13638122">
                <text:p>13638122</text:p>
              </table:table-cell>
              <table:table-cell office:value-type="float" office:value="70504849">
                <text:p>70504849</text:p>
              </table:table-cell>
            </table:table-row>
            <table:table-row>
              <table:table-cell office:value-type="string">
                <text:p>sign restr_arith cycles:</text:p>
              </table:table-cell>
              <table:table-cell office:value-type="float" office:value="2460642">
                <text:p>2460642</text:p>
              </table:table-cell>
              <table:table-cell office:value-type="float" office:value="70504850">
                <text:p>70504850</text:p>
              </table:table-cell>
            </table:table-row>
            <table:table-row>
              <table:table-cell office:value-type="string">
                <text:p>sign csprng cycles:</text:p>
              </table:table-cell>
              <table:table-cell office:value-type="float" office:value="20052440">
                <text:p>20052440</text:p>
              </table:table-cell>
              <table:table-cell office:value-type="float" office:value="70504851">
                <text:p>70504851</text:p>
              </table:table-cell>
            </table:table-row>
            <table:table-row>
              <table:table-cell office:value-type="string">
                <text:p>sign hash cycles:</text:p>
              </table:table-cell>
              <table:table-cell office:value-type="float" office:value="22611110">
                <text:p>22611110</text:p>
              </table:table-cell>
              <table:table-cell office:value-type="float" office:value="70504852">
                <text:p>70504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7cm" svg:y="0.316cm" chart:style-name="ch2">
          <text:p>Profiling LightCROSS Verify</text:p>
        </chart:title>
        <chart:plot-area chart:style-name="ch3" table:cell-range-address="Sheet1.H37:Sheet1.J47" chart:data-source-has-labels="both" svg:x="0.32cm" svg:y="1.275cm" svg:width="15.36cm" svg:height="7.545cm">
          <chart:coordinate-region svg:x="1.451cm" svg:y="1.474cm" svg:width="14.229cm" svg:height="3.787cm"/>
          <chart:axis chart:dimension="x" chart:name="primary-x" chart:style-name="ch4" chartooo:axis-type="auto">
            <chartooo:date-scale/>
            <chart:categories table:cell-range-address="Sheet1.H39:Sheet1.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9:Sheet1.I47" chart:label-cell-address="Sheet1.I37:Sheet1.I38" chart:class="chart:bar">
            <chart:data-point chart:repeated="9"/>
          </chart:series>
          <chart:series chart:style-name="ch8" chart:values-cell-range-address="Sheet1.J39:Sheet1.J47" chart:label-cell-address="Sheet1.J37:Sheet1.J38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routine Cycles</text:p>
                <text:list>
                  <text:list-item>
                    <text:p/>
                  </text:list-item>
                  <text:list-item>
                    <text:p>Subroutine Cycles</text:p>
                  </text:list-item>
                </text:list>
                <draw:g>
                  <svg:desc>Sheet1.I37:Sheet1.I38</svg:desc>
                </draw:g>
              </table:table-cell>
              <table:table-cell office:value-type="string">
                <text:p>Total Cycles</text:p>
                <text:list>
                  <text:list-item>
                    <text:p/>
                  </text:list-item>
                  <text:list-item>
                    <text:p>Total Cycles</text:p>
                  </text:list-item>
                </text:list>
                <draw:g>
                  <svg:desc>Sheet1.J37:Sheet1.J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el_leaves:</text:p>
                <draw:g>
                  <svg:desc>Sheet1.H39:Sheet1.H47</svg:desc>
                </draw:g>
              </table:table-cell>
              <table:table-cell office:value-type="float" office:value="1222">
                <text:p>1222</text:p>
                <draw:g>
                  <svg:desc>Sheet1.I39:Sheet1.I47</svg:desc>
                </draw:g>
              </table:table-cell>
              <table:table-cell office:value-type="float" office:value="36167748">
                <text:p>36167748</text:p>
                <draw:g>
                  <svg:desc>Sheet1.J39:Sheet1.J47</svg:desc>
                </draw:g>
              </table:table-cell>
            </table:table-row>
            <table:table-row>
              <table:table-cell office:value-type="string">
                <text:p>compute_seeds_to_publish:</text:p>
              </table:table-cell>
              <table:table-cell office:value-type="float" office:value="106488">
                <text:p>106488</text:p>
              </table:table-cell>
              <table:table-cell office:value-type="float" office:value="36167749">
                <text:p>36167749</text:p>
              </table:table-cell>
            </table:table-row>
            <table:table-row>
              <table:table-cell office:value-type="string">
                <text:p>rebuild_tree:</text:p>
              </table:table-cell>
              <table:table-cell office:value-type="float" office:value="4562426">
                <text:p>4562426</text:p>
              </table:table-cell>
              <table:table-cell office:value-type="float" office:value="36167750">
                <text:p>36167750</text:p>
              </table:table-cell>
            </table:table-row>
            <table:table-row>
              <table:table-cell office:value-type="string">
                <text:p>seed_leaves:</text:p>
              </table:table-cell>
              <table:table-cell office:value-type="float" office:value="20883">
                <text:p>20883</text:p>
              </table:table-cell>
              <table:table-cell office:value-type="float" office:value="36167751">
                <text:p>36167751</text:p>
              </table:table-cell>
            </table:table-row>
            <table:table-row>
              <table:table-cell office:value-type="string">
                <text:p>recompute_root:</text:p>
              </table:table-cell>
              <table:table-cell office:value-type="float" office:value="1639514">
                <text:p>1639514</text:p>
              </table:table-cell>
              <table:table-cell office:value-type="float" office:value="36167752">
                <text:p>36167752</text:p>
              </table:table-cell>
            </table:table-row>
            <table:table-row>
              <table:table-cell office:value-type="string">
                <text:p>verify fp_arith cycles:</text:p>
              </table:table-cell>
              <table:table-cell office:value-type="float" office:value="2977408">
                <text:p>2977408</text:p>
              </table:table-cell>
              <table:table-cell office:value-type="float" office:value="36167753">
                <text:p>36167753</text:p>
              </table:table-cell>
            </table:table-row>
            <table:table-row>
              <table:table-cell office:value-type="string">
                <text:p>verify restr_arith cycles:</text:p>
              </table:table-cell>
              <table:table-cell office:value-type="float" office:value="2506978">
                <text:p>2506978</text:p>
              </table:table-cell>
              <table:table-cell office:value-type="float" office:value="36167754">
                <text:p>36167754</text:p>
              </table:table-cell>
            </table:table-row>
            <table:table-row>
              <table:table-cell office:value-type="string">
                <text:p>verify csprng cycles:</text:p>
              </table:table-cell>
              <table:table-cell office:value-type="float" office:value="35808131">
                <text:p>35808131</text:p>
              </table:table-cell>
              <table:table-cell office:value-type="float" office:value="36167755">
                <text:p>36167755</text:p>
              </table:table-cell>
            </table:table-row>
            <table:table-row>
              <table:table-cell office:value-type="string">
                <text:p>verify hash cycles:</text:p>
              </table:table-cell>
              <table:table-cell office:value-type="float" office:value="30129476">
                <text:p>30129476</text:p>
              </table:table-cell>
              <table:table-cell office:value-type="float" office:value="36167756">
                <text:p>361677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9cm" svg:y="0.316cm" chart:style-name="ch2">
          <text:p>Profiling LightCROSS Keygen</text:p>
        </chart:title>
        <chart:plot-area chart:style-name="ch3" table:cell-range-address="Sheet1.H16:Sheet1.J22" chart:data-source-has-labels="both" svg:x="0.32cm" svg:y="1.275cm" svg:width="15.36cm" svg:height="7.545cm">
          <chart:coordinate-region svg:x="3.344cm" svg:y="1.474cm" svg:width="12.336cm" svg:height="2.692cm"/>
          <chart:axis chart:dimension="x" chart:name="primary-x" chart:style-name="ch4" chartooo:axis-type="auto">
            <chartooo:date-scale/>
            <chart:categories table:cell-range-address="Sheet1.H18:Sheet1.H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:Sheet1.I22" chart:label-cell-address="Sheet1.I16:Sheet1.I17" chart:class="chart:bar">
            <chart:data-point chart:repeated="5"/>
          </chart:series>
          <chart:series chart:style-name="ch8" chart:values-cell-range-address="Sheet1.J18:Sheet1.J22" chart:label-cell-address="Sheet1.J16:Sheet1.J1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routine Cycles</text:p>
                <text:list>
                  <text:list-item>
                    <text:p/>
                  </text:list-item>
                  <text:list-item>
                    <text:p>Subroutine Cycles</text:p>
                  </text:list-item>
                </text:list>
                <draw:g>
                  <svg:desc>Sheet1.I16:Sheet1.I17</svg:desc>
                </draw:g>
              </table:table-cell>
              <table:table-cell office:value-type="string">
                <text:p>Total Cycles</text:p>
                <text:list>
                  <text:list-item>
                    <text:p/>
                  </text:list-item>
                  <text:list-item>
                    <text:p>Total Cycles</text:p>
                  </text:list-item>
                </text:list>
                <draw:g>
                  <svg:desc>Sheet1.J16:Sheet1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OSS_keygen_compute_syndrome:</text:p>
                <draw:g>
                  <svg:desc>Sheet1.H18:Sheet1.H22</svg:desc>
                </draw:g>
              </table:table-cell>
              <table:table-cell office:value-type="float" office:value="403965">
                <text:p>403965</text:p>
                <draw:g>
                  <svg:desc>Sheet1.I18:Sheet1.I22</svg:desc>
                </draw:g>
              </table:table-cell>
              <table:table-cell office:value-type="float" office:value="628831">
                <text:p>628831</text:p>
                <draw:g>
                  <svg:desc>Sheet1.J18:Sheet1.J22</svg:desc>
                </draw:g>
              </table:table-cell>
            </table:table-row>
            <table:table-row>
              <table:table-cell office:value-type="string">
                <text:p>keypair fp_arith cycles:</text:p>
              </table:table-cell>
              <table:table-cell office:value-type="float" office:value="660">
                <text:p>660</text:p>
              </table:table-cell>
              <table:table-cell office:value-type="float" office:value="628832">
                <text:p>628832</text:p>
              </table:table-cell>
            </table:table-row>
            <table:table-row>
              <table:table-cell office:value-type="string">
                <text:p>keypair restr_arith cycles:</text:p>
              </table:table-cell>
              <table:table-cell office:value-type="float" office:value="0">
                <text:p>0</text:p>
              </table:table-cell>
              <table:table-cell office:value-type="float" office:value="628833">
                <text:p>628833</text:p>
              </table:table-cell>
            </table:table-row>
            <table:table-row>
              <table:table-cell office:value-type="string">
                <text:p>keypair csprng cycles:</text:p>
              </table:table-cell>
              <table:table-cell office:value-type="float" office:value="264797">
                <text:p>264797</text:p>
              </table:table-cell>
              <table:table-cell office:value-type="float" office:value="628834">
                <text:p>628834</text:p>
              </table:table-cell>
            </table:table-row>
            <table:table-row>
              <table:table-cell office:value-type="string">
                <text:p>keypair hash cycles:</text:p>
              </table:table-cell>
              <table:table-cell office:value-type="float" office:value="0">
                <text:p>0</text:p>
              </table:table-cell>
              <table:table-cell office:value-type="float" office:value="628835">
                <text:p>628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